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c64" officeooo:paragraph-rsid="00043c64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43c64" officeooo:paragraph-rsid="00043c64" style:font-size-asian="15pt" style:font-weight-asian="bold" style:font-size-complex="15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43c64" officeooo:paragraph-rsid="00043c64"/>
    </style:style>
    <style:style style:name="T1" style:family="text">
      <style:text-properties officeooo:rsid="00058a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D</text:p>
      <text:p text:style-name="P1"/>
      <text:p text:style-name="P3">Test Driven Development</text:p>
      <text:p text:style-name="P1"/>
      <text:p text:style-name="P1">1. Fase Roja: cuando se generan los tets, de la manera más sencilla posible</text:p>
      <text:p text:style-name="P1"/>
      <text:p text:style-name="P1">2. Fase Verde: cuando escribimos ya el código, de la manera más simple y sencilla posible, para que pase el test </text:p>
      <text:p text:style-name="P1"/>
      <text:p text:style-name="P1">3. Fase Azul: refactorización</text:p>
      <text:p text:style-name="P1"/>
      <text:p text:style-name="P1"/>
      <text:p text:style-name="P1">- <text:span text:style-name="T1">Pila: se rige por el concepto de LIFO: Last In, First Out</text:span></text:p>
      <text:p text:style-name="P1">- <text:span text:style-name="T1">Cola: concepto FIFO: First in, First O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6:40:43.484919539</meta:creation-date>
    <dc:date>2018-10-24T18:18:37.985712257</dc:date>
    <meta:editing-duration>PT27M24S</meta:editing-duration>
    <meta:editing-cycles>1</meta:editing-cycles>
    <meta:document-statistic meta:table-count="0" meta:image-count="0" meta:object-count="0" meta:page-count="1" meta:paragraph-count="7" meta:word-count="64" meta:character-count="344" meta:non-whitespace-character-count="286"/>
    <meta:generator>LibreOffice/6.0.3.2$Linux_X86_64 LibreOffice_project/00m0$Build-2</meta:generator>
  </office:meta>
</office:document-meta>
</file>